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17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10104" calcext:value-type="float">
            <text:p>129.6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16-1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6456" calcext:value-type="float">
            <text:p>132.4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16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06016" calcext:value-type="float">
            <text:p>128.9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15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2368" calcext:value-type="float">
            <text:p>131.7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15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9784" calcext:value-type="float">
            <text:p>127.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14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3892" calcext:value-type="float">
            <text:p>136.1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12-09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864" calcext:value-type="float">
            <text:p>126.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11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65336" calcext:value-type="float">
            <text:p>123.4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11-03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65336" calcext:value-type="float">
            <text:p>123.4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10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464" calcext:value-type="float">
            <text:p>120.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09-09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69424" calcext:value-type="float">
            <text:p>124.1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09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984" calcext:value-type="float">
            <text:p>120.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08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5716" calcext:value-type="float">
            <text:p>122.0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08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4896" calcext:value-type="float">
            <text:p>119.9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07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3592" calcext:value-type="float">
            <text:p>121.7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07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0808" calcext:value-type="float">
            <text:p>119.2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06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864" calcext:value-type="float">
            <text:p>126.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06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984" calcext:value-type="float">
            <text:p>120.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05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53072" calcext:value-type="float">
            <text:p>121.3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05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32632" calcext:value-type="float">
            <text:p>117.8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04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352" calcext:value-type="float">
            <text:p>119.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03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81688" calcext:value-type="float">
            <text:p>126.2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03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4456" calcext:value-type="float">
            <text:p>116.4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02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32632" calcext:value-type="float">
            <text:p>117.8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02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8544" calcext:value-type="float">
            <text:p>117.1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01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5696" calcext:value-type="float">
            <text:p>120.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2000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616" calcext:value-type="float">
            <text:p>121.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1998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776" calcext:value-type="float">
            <text:p>119.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1998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976" calcext:value-type="float">
            <text:p>116.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1997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656" calcext:value-type="float">
            <text:p>113.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1997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656" calcext:value-type="float">
            <text:p>113.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1997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656" calcext:value-type="float">
            <text:p>113.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1996-12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096" calcext:value-type="float">
            <text:p>114.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2339</text:p>
          </table:table-cell>
          <table:table-cell office:value-type="string" calcext:value-type="string">
            <text:p>1996-1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